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1">
            <text:p>St_1531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680.484">
            <text:p>7680.484</text:p>
          </table:table-cell>
          <table:table-cell office:value-type="float" office:value="165.0">
            <text:p>16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9">
            <text:p>St_1529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8930.484">
            <text:p>8930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8">
            <text:p>St_1528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7935.484">
            <text:p>7935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4">
            <text:p>St_1534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12115.484">
            <text:p>12115.484</text:p>
          </table:table-cell>
          <table:table-cell office:value-type="float" office:value="230.0">
            <text:p>2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2">
            <text:p>St_1532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495.484">
            <text:p>7495.484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75">
            <text:p>14.7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